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ette de cuisine</text:p>
      <text:p text:style-name="Standard">Ensemble de programmes</text:p>
      <text:p text:style-name="Standard"/>
      <text:p text:style-name="Standard"/>
      <text:p text:style-name="Standard">Random = nombre aléatoire</text:p>
      <text:p text:style-name="Standard"/>
      <text:p text:style-name="Standard">Récursif = qui peut être répété un nombre indéfini de fois par l'application de la même règle.</text:p>
      <text:p text:style-name="Standard"/>
      <text:p text:style-name="Standard"/>
      <text:p text:style-name="Standard">DEBUT/FIN du programme</text:p>
      <text:p text:style-name="Standard"/>
      <text:p text:style-name="Standard">Tant que</text:p>
      <text:p text:style-name="Standard">Fin Tant qu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1S</meta:editing-duration>
    <meta:editing-cycles>8</meta:editing-cycles>
    <meta:generator>OpenOffice/4.1.8$Win32 OpenOffice.org_project/418m3$Build-9803</meta:generator>
    <dc:date>2021-02-03T14:34:34</dc:date>
    <dc:creator>C R</dc:creator>
    <meta:document-statistic meta:table-count="0" meta:image-count="0" meta:object-count="0" meta:page-count="1" meta:paragraph-count="7" meta:word-count="35" meta:character-count="201"/>
    <meta:user-defined meta:name="Info 1"/>
    <meta:user-defined meta:name="Info 2"/>
    <meta:user-defined meta:name="Info 3"/>
    <meta:user-defined meta:name="Info 4"/>
  </office:meta>
</office:document-meta>
</file>